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6fb7" officeooo:paragraph-rsid="001d6f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The over-arching goal of our project is to create a streamlined workflow for experimental data analysis and interpretation needs of the <text:s/>neutron scattering community using atomistic modeling and simulation. We are currently developing a modeling and analysis workbench called the Integrated Computational Environment-Modeling and Analysis for Neutrons, or ICE-MAN. We hope to create a seamless transition from both different types of neutron scattering experimental data and computer modeling and simulation techniques to tackle multi-modal neutron data analysis. Specifically, we will focus on linking multi-scale modeling such as electronic structure calculations and molecular dynamics simulations to neutron diffraction (average structure) and total scattering (local structure) data using reverse Monte Carlo optimization for structure fitting. We will also work towards linking both datasets to O'Climax (in-house software) to produce comparisons of inelastic neutron spectra between computational and experimental data. We outline three projects that have already been studied using neutron scattering and require computational modeling to aid in data interpretation and analysis: 1) structural changes in <text:s/>irradiated amorphous silica for radiation damage studies, 2) different high-pressure processing methods to create metastable amorphous germanium and silicon materials for reducing costs of electronics, and 3) oxygen insertion into doped schafarzikite structures for oxygen storage materials. These are only a small subset of the neutron scattering projects that require complimentary atomistic modeling to better describe and understand given research problems within the research community. ICE-MAN will be developed for a target community that requires a reduction in the barrier of transferring and converting experimental data into a form comparable to computational modeling data and vice versa. This reduction will help speedup the data-to-knowledge timeframe and bring two research communities in closer contact: experimentalists and computational scienti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9:53:46.118379390</meta:creation-date>
    <dc:date>2017-01-13T10:01:09.261954796</dc:date>
    <meta:editing-duration>PT7M22S</meta:editing-duration>
    <meta:editing-cycles>2</meta:editing-cycles>
    <meta:generator>LibreOffice/5.1.4.2$Linux_X86_64 LibreOffice_project/10m0$Build-2</meta:generator>
    <meta:document-statistic meta:table-count="0" meta:image-count="0" meta:object-count="0" meta:page-count="1" meta:paragraph-count="1" meta:word-count="281" meta:character-count="2084" meta:non-whitespace-character-count="1798"/>
  </office:meta>
</office:document-meta>
</file>